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2/11/2018</text:date>, <text:time>00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2-11T00:43:21.94</dc:date>
    <dc:creator>Seab Dinch</dc:creator>
    <meta:editing-duration>P37DT18H42M29S</meta:editing-duration>
    <meta:editing-cycles>208</meta:editing-cycles>
    <meta:generator>OpenOffice/4.1.2$Win32 OpenOffice.org_project/412m3$Build-9782</meta:generator>
    <meta:document-statistic meta:table-count="3" meta:cell-count="1668" meta:object-count="0"/>
  </office:meta>
</office:document-meta>
</file>